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6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4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4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4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4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3 : Retrieve data using Group By clause</text:span></text:p>
      <text:p text:style-name="P1"><text:span text:style-name="T2">CREATE</text:span><text:span text:style-name="T3"><text:s/></text:span><text:span text:style-name="T4">TABLE</text:span><text:span text:style-name="T5"><text:s/>department</text:span><text:span text:style-name="T6">(</text:span><text:span text:style-name="T7"/></text:p>
      <text:p text:style-name="P1"><text:span text:style-name="T7"><text:tab/>dept_id<text:s/></text:span><text:span text:style-name="T8">int</text:span><text:span text:style-name="T9"><text:s/></text:span><text:span text:style-name="T10">PRIMARY</text:span><text:span text:style-name="T11"><text:s/></text:span><text:span text:style-name="T12">KEY</text:span><text:span text:style-name="T13"><text:s/></text:span><text:span text:style-name="T14">IDENTITY</text:span><text:span text:style-name="T15">(</text:span><text:span text:style-name="T16">1</text:span><text:span text:style-name="T17">,</text:span><text:span text:style-name="T18">1</text:span><text:span text:style-name="T19">),</text:span><text:span text:style-name="T20"/></text:p>
      <text:p text:style-name="P1"><text:span text:style-name="T20"><text:tab/>dept_name<text:s/></text:span><text:span text:style-name="T21">varchar</text:span><text:span text:style-name="T22">(</text:span><text:span text:style-name="T23">30</text:span><text:span text:style-name="T24">)</text:span><text:span text:style-name="T25"/></text:p>
      <text:p text:style-name="P1"><text:span text:style-name="T26">);</text:span><text:span text:style-name="T27"/></text:p>
      <text:p text:style-name="P1"><text:span text:style-name="T27"/></text:p>
      <text:p text:style-name="P1"><text:span text:style-name="T28">CREATE</text:span><text:span text:style-name="T29"><text:s/></text:span><text:span text:style-name="T30">TABLE</text:span><text:span text:style-name="T31"><text:s/>Employee</text:span><text:span text:style-name="T32">(</text:span><text:span text:style-name="T33"/></text:p>
      <text:p text:style-name="P1"><text:span text:style-name="T33"><text:tab/>emp_id<text:s/></text:span><text:span text:style-name="T34">int</text:span><text:span text:style-name="T35"><text:s/></text:span><text:span text:style-name="T36">PRIMARY</text:span><text:span text:style-name="T37"><text:s/></text:span><text:span text:style-name="T38">KEY</text:span><text:span text:style-name="T39"><text:s/></text:span><text:span text:style-name="T40">IDENTITY</text:span><text:span text:style-name="T41">(</text:span><text:span text:style-name="T42">1</text:span><text:span text:style-name="T43">,</text:span><text:span text:style-name="T44">1</text:span><text:span text:style-name="T45">),</text:span><text:span text:style-name="T46"/></text:p>
      <text:p text:style-name="P1"><text:span text:style-name="T46"><text:tab/>dept_id<text:s/></text:span><text:span text:style-name="T47">INT</text:span><text:span text:style-name="T48">,</text:span><text:span text:style-name="T49"/></text:p>
      <text:p text:style-name="P1"><text:span text:style-name="T49"><text:tab/>mngr_id<text:s/></text:span><text:span text:style-name="T50">INT</text:span><text:span text:style-name="T51">,</text:span><text:span text:style-name="T52"/></text:p>
      <text:p text:style-name="P1"><text:span text:style-name="T52"><text:tab/>emp_name<text:s/></text:span><text:span text:style-name="T53">VARCHAR</text:span><text:span text:style-name="T54">(</text:span><text:span text:style-name="T55">30</text:span><text:span text:style-name="T56">),</text:span><text:span text:style-name="T57"/></text:p>
      <text:p text:style-name="P1"><text:span text:style-name="T57"><text:tab/>salary<text:s/></text:span><text:span text:style-name="T58">FLOAT</text:span><text:span text:style-name="T59">,</text:span><text:span text:style-name="T60"/></text:p>
      <text:p text:style-name="P1"><text:span text:style-name="T60"><text:tab/></text:span><text:span text:style-name="T61">FOREIGN</text:span><text:span text:style-name="T62"><text:s/></text:span><text:span text:style-name="T63">KEY</text:span><text:span text:style-name="T64">(</text:span><text:span text:style-name="T65">dept_id</text:span><text:span text:style-name="T66">)</text:span><text:span text:style-name="T67"><text:s/></text:span><text:span text:style-name="T68">REFERENCES</text:span><text:span text:style-name="T69"><text:s/>department</text:span><text:span text:style-name="T70">(</text:span><text:span text:style-name="T71">dept_id</text:span><text:span text:style-name="T72">)</text:span><text:span text:style-name="T73"/></text:p>
      <text:p text:style-name="P1"><text:span text:style-name="T74">);</text:span><text:span text:style-name="T75"/></text:p>
      <text:p text:style-name="P1"><text:span text:style-name="T75"/></text:p>
      <text:p text:style-name="P1"><text:span text:style-name="T75"/></text:p>
      <text:p text:style-name="P1"><text:span text:style-name="T76">insert</text:span><text:span text:style-name="T77"><text:s/></text:span><text:span text:style-name="T78">into</text:span><text:span text:style-name="T79"><text:s/>department<text:s/></text:span><text:span text:style-name="T80">values</text:span><text:span text:style-name="T81">(</text:span><text:span text:style-name="T82">'Sales'</text:span><text:span text:style-name="T83">);</text:span><text:span text:style-name="T84"/></text:p>
      <text:p text:style-name="P1"><text:span text:style-name="T85">insert</text:span><text:span text:style-name="T86"><text:s/></text:span><text:span text:style-name="T87">into</text:span><text:span text:style-name="T88"><text:s/>department<text:s/></text:span><text:span text:style-name="T89">values</text:span><text:span text:style-name="T90">(</text:span><text:span text:style-name="T91">'Mangement'</text:span><text:span text:style-name="T92">);</text:span><text:span text:style-name="T93"/></text:p>
      <text:p text:style-name="P1"><text:span text:style-name="T94">insert</text:span><text:span text:style-name="T95"><text:s/></text:span><text:span text:style-name="T96">into</text:span><text:span text:style-name="T97"><text:s/>department<text:s/></text:span><text:span text:style-name="T98">values</text:span><text:span text:style-name="T99">(</text:span><text:span text:style-name="T100">'IT'</text:span><text:span text:style-name="T101">);</text:span><text:span text:style-name="T102"/></text:p>
      <text:p text:style-name="P1"><text:span text:style-name="T103">insert</text:span><text:span text:style-name="T104"><text:s/></text:span><text:span text:style-name="T105">into</text:span><text:span text:style-name="T106"><text:s/>department<text:s/></text:span><text:span text:style-name="T107">values</text:span><text:span text:style-name="T108">(</text:span><text:span text:style-name="T109">'Network'</text:span><text:span text:style-name="T110">);</text:span><text:span text:style-name="T111"/></text:p>
      <text:p text:style-name="P1"><text:span text:style-name="T111"/></text:p>
      <text:p text:style-name="P1"><text:span text:style-name="T112">select</text:span><text:span text:style-name="T113"><text:s/></text:span><text:span text:style-name="T114">*</text:span><text:span text:style-name="T115"><text:s/></text:span><text:span text:style-name="T116">from</text:span><text:span text:style-name="T117"><text:s/>department</text:span><text:span text:style-name="T118">;</text:span><text:span text:style-name="T119"/></text:p>
      <text:p text:style-name="P1"><text:span text:style-name="T119"/></text:p>
      <text:p text:style-name="P1"><text:span text:style-name="T120">INSERT</text:span><text:span text:style-name="T121"><text:s/></text:span><text:span text:style-name="T122">INTO</text:span><text:span text:style-name="T123"><text:s/>Employee<text:s/></text:span><text:span text:style-name="T124">VALUES</text:span><text:span text:style-name="T125">(</text:span><text:span text:style-name="T126">3</text:span><text:span text:style-name="T127">,</text:span><text:span text:style-name="T128">1</text:span><text:span text:style-name="T129">,</text:span><text:span text:style-name="T130">'Umang'</text:span><text:span text:style-name="T131">,</text:span><text:span text:style-name="T132">40000</text:span><text:span text:style-name="T133">);</text:span><text:span text:style-name="T134"/></text:p>
      <text:p text:style-name="P1"><text:span text:style-name="T135">INSERT</text:span><text:span text:style-name="T136"><text:s/></text:span><text:span text:style-name="T137">INTO</text:span><text:span text:style-name="T138"><text:s/>Employee<text:s/></text:span><text:span text:style-name="T139">VALUES</text:span><text:span text:style-name="T140">(</text:span><text:span text:style-name="T141">2</text:span><text:span text:style-name="T142">,</text:span><text:span text:style-name="T143">2</text:span><text:span text:style-name="T144">,</text:span><text:span text:style-name="T145">'Manthan'</text:span><text:span text:style-name="T146">,</text:span><text:span text:style-name="T147">50000</text:span><text:span text:style-name="T148">);</text:span><text:span text:style-name="T149"/></text:p>
      <text:p text:style-name="P1"><text:span text:style-name="T150">INSERT</text:span><text:span text:style-name="T151"><text:s/></text:span><text:span text:style-name="T152">INTO</text:span><text:span text:style-name="T153"><text:s/>Employee<text:s/></text:span><text:span text:style-name="T154">VALUES</text:span><text:span text:style-name="T155">(</text:span><text:span text:style-name="T156">1</text:span><text:span text:style-name="T157">,</text:span><text:span text:style-name="T158">3</text:span><text:span text:style-name="T159">,</text:span><text:span text:style-name="T160">'Paras'</text:span><text:span text:style-name="T161">,</text:span><text:span text:style-name="T162">80000</text:span><text:span text:style-name="T163">);</text:span><text:span text:style-name="T164"/></text:p>
      <text:p text:style-name="P1"><text:span text:style-name="T165">INSERT</text:span><text:span text:style-name="T166"><text:s/></text:span><text:span text:style-name="T167">INTO</text:span><text:span text:style-name="T168"><text:s/>Employee<text:s/></text:span><text:span text:style-name="T169">VALUES</text:span><text:span text:style-name="T170">(</text:span><text:span text:style-name="T171">3</text:span><text:span text:style-name="T172">,</text:span><text:span text:style-name="T173">1</text:span><text:span text:style-name="T174">,</text:span><text:span text:style-name="T175">'Bhargav'</text:span><text:span text:style-name="T176">,</text:span><text:span text:style-name="T177">30000</text:span><text:span text:style-name="T178">);</text:span><text:span text:style-name="T179"/></text:p>
      <text:p text:style-name="P1"><text:span text:style-name="T180">INSERT</text:span><text:span text:style-name="T181"><text:s/></text:span><text:span text:style-name="T182">INTO</text:span><text:span text:style-name="T183"><text:s/>Employee<text:s/></text:span><text:span text:style-name="T184">VALUES</text:span><text:span text:style-name="T185">(</text:span><text:span text:style-name="T186">3</text:span><text:span text:style-name="T187">,</text:span><text:span text:style-name="T188">2</text:span><text:span text:style-name="T189">,</text:span><text:span text:style-name="T190">'Dharmil'</text:span><text:span text:style-name="T191">,</text:span><text:span text:style-name="T192">48000</text:span><text:span text:style-name="T193">);</text:span><text:span text:style-name="T194"/></text:p>
      <text:p text:style-name="P1"><text:span text:style-name="T195">INSERT</text:span><text:span text:style-name="T196"><text:s/></text:span><text:span text:style-name="T197">INTO</text:span><text:span text:style-name="T198"><text:s/>Employee<text:s/></text:span><text:span text:style-name="T199">VALUES</text:span><text:span text:style-name="T200">(</text:span><text:span text:style-name="T201">2</text:span><text:span text:style-name="T202">,</text:span><text:span text:style-name="T203">3</text:span><text:span text:style-name="T204">,</text:span><text:span text:style-name="T205">'Hardik'</text:span><text:span text:style-name="T206">,</text:span><text:span text:style-name="T207">20000</text:span><text:span text:style-name="T208">);</text:span><text:span text:style-name="T209"/></text:p>
      <text:p text:style-name="P1"><text:span text:style-name="T210">INSERT</text:span><text:span text:style-name="T211"><text:s/></text:span><text:span text:style-name="T212">INTO</text:span><text:span text:style-name="T213"><text:s/>Employee<text:s/></text:span><text:span text:style-name="T214">VALUES</text:span><text:span text:style-name="T215">(</text:span><text:span text:style-name="T216">1</text:span><text:span text:style-name="T217">,</text:span><text:span text:style-name="T218">4</text:span><text:span text:style-name="T219">,</text:span><text:span text:style-name="T220">'Brijesh'</text:span><text:span text:style-name="T221">,</text:span><text:span text:style-name="T222">70000</text:span><text:span text:style-name="T223">);</text:span><text:span text:style-name="T224"/></text:p>
      <text:p text:style-name="P1"><text:span text:style-name="T225">INSERT</text:span><text:span text:style-name="T226"><text:s/></text:span><text:span text:style-name="T227">INTO</text:span><text:span text:style-name="T228"><text:s/>Employee<text:s/></text:span><text:span text:style-name="T229">VALUES</text:span><text:span text:style-name="T230">(</text:span><text:span text:style-name="T231">4</text:span><text:span text:style-name="T232">,</text:span><text:span text:style-name="T233">2</text:span><text:span text:style-name="T234">,</text:span><text:span text:style-name="T235">'Prishita'</text:span><text:span text:style-name="T236">,</text:span><text:span text:style-name="T237">35000</text:span><text:span text:style-name="T238">);</text:span><text:span text:style-name="T239"/></text:p>
      <text:p text:style-name="P1"><text:span text:style-name="T240">INSERT</text:span><text:span text:style-name="T241"><text:s/></text:span><text:span text:style-name="T242">INTO</text:span><text:span text:style-name="T243"><text:s/>Employee<text:s/></text:span><text:span text:style-name="T244">VALUES</text:span><text:span text:style-name="T245">(</text:span><text:span text:style-name="T246">4</text:span><text:span text:style-name="T247">,</text:span><text:span text:style-name="T248">3</text:span><text:span text:style-name="T249">,</text:span><text:span text:style-name="T250">'Kuldip'</text:span><text:span text:style-name="T251">,</text:span><text:span text:style-name="T252">32000</text:span><text:span text:style-name="T253">);</text:span><text:span text:style-name="T254"/></text:p>
      <text:p text:style-name="P1"><text:span text:style-name="T255">INSERT</text:span><text:span text:style-name="T256"><text:s/></text:span><text:span text:style-name="T257">INTO</text:span><text:span text:style-name="T258"><text:s/>Employee<text:s/></text:span><text:span text:style-name="T259">VALUES</text:span><text:span text:style-name="T260">(</text:span><text:span text:style-name="T261">2</text:span><text:span text:style-name="T262">,</text:span><text:span text:style-name="T263">1</text:span><text:span text:style-name="T264">,</text:span><text:span text:style-name="T265">'Dhwani'</text:span><text:span text:style-name="T266">,</text:span><text:span text:style-name="T267">45000</text:span><text:span text:style-name="T268">);</text:span></text:p>
      <text:p text:style-name="P1"><text:span text:style-name="T269"/></text:p>
      <text:p text:style-name="P1"><text:span text:style-name="T270">Assignment 3 : Retrieve data using Group By clause</text:span><text:span text:style-name="T271"/></text:p>
      <text:p text:style-name="P1"><text:span text:style-name="T272">--1. write a SQL query to find Employees who have the biggest salary in their Department</text:span><text:span text:style-name="T273"/></text:p>
      <text:p text:style-name="P1"><text:span text:style-name="T274">SELECT</text:span><text:span text:style-name="T275"><text:s/>e</text:span><text:span text:style-name="T276">.</text:span><text:span text:style-name="T277">emp_name</text:span><text:span text:style-name="T278">,</text:span><text:span text:style-name="T279">e</text:span><text:span text:style-name="T280">.</text:span><text:span text:style-name="T281">salary</text:span><text:span text:style-name="T282">,</text:span><text:span text:style-name="T283">d</text:span><text:span text:style-name="T284">.</text:span><text:span text:style-name="T285">dept_name </text:span></text:p>
      <text:p text:style-name="P1"><text:span text:style-name="T286">FROM</text:span><text:span text:style-name="T287"><text:s/>employee<text:s/></text:span><text:span text:style-name="T288">as</text:span><text:span text:style-name="T289"><text:s/>e</text:span></text:p>
      <text:p text:style-name="P1"><text:span text:style-name="T290">INNER</text:span><text:span text:style-name="T291"><text:s/></text:span><text:span text:style-name="T292">JOIN</text:span><text:span text:style-name="T293"><text:s/>department<text:s/></text:span><text:span text:style-name="T294">as</text:span><text:span text:style-name="T295"><text:s/>d </text:span></text:p>
      <text:p text:style-name="P1"><text:span text:style-name="T296">ON</text:span><text:span text:style-name="T297"><text:s/>e</text:span><text:span text:style-name="T298">.</text:span><text:span text:style-name="T299">dept_id</text:span><text:span text:style-name="T300">=</text:span><text:span text:style-name="T301">d</text:span><text:span text:style-name="T302">.</text:span><text:span text:style-name="T303">dept_id</text:span></text:p>
      <text:p text:style-name="P1"><text:span text:style-name="T304">WHERE<text:s/></text:span><text:span text:style-name="T305">(</text:span><text:span text:style-name="T306">e</text:span><text:span text:style-name="T307">.</text:span><text:span text:style-name="T308">dept_id</text:span><text:span text:style-name="T309">)</text:span><text:span text:style-name="T310"><text:s/></text:span><text:span text:style-name="T311">in</text:span><text:span text:style-name="T312"><text:s/></text:span><text:span text:style-name="T313">(</text:span><text:span text:style-name="T314"/></text:p>
      <text:p text:style-name="P1"><text:span text:style-name="T314"><text:tab/></text:span><text:span text:style-name="T315">SELECT</text:span><text:span text:style-name="T316"><text:s/>d</text:span><text:span text:style-name="T317">.</text:span><text:span text:style-name="T318">dept_id</text:span></text:p>
      <text:p text:style-name="P1"><text:span text:style-name="T318"><text:tab/></text:span><text:span text:style-name="T319">FROM</text:span><text:span text:style-name="T320"><text:s/>Department<text:s/></text:span><text:span text:style-name="T321">as</text:span><text:span text:style-name="T322"><text:s/>d </text:span></text:p>
      <text:p text:style-name="P1"><text:span text:style-name="T322"><text:tab/></text:span><text:span text:style-name="T323">INNER</text:span><text:span text:style-name="T324"><text:s/></text:span><text:span text:style-name="T325">JOIN</text:span><text:span text:style-name="T326"><text:s/>employee e</text:span></text:p>
      <text:p text:style-name="P1"><text:span text:style-name="T326"><text:tab/></text:span><text:span text:style-name="T327">ON</text:span><text:span text:style-name="T328"><text:s/>d</text:span><text:span text:style-name="T329">.</text:span><text:span text:style-name="T330">dept_id</text:span><text:span text:style-name="T331">=</text:span><text:span text:style-name="T332">e</text:span><text:span text:style-name="T333">.</text:span><text:span text:style-name="T334">dept_id</text:span></text:p>
      <text:p text:style-name="P1"><text:span text:style-name="T334"><text:tab/></text:span><text:span text:style-name="T335">GROUP</text:span><text:span text:style-name="T336"><text:s/></text:span><text:span text:style-name="T337">BY</text:span><text:span text:style-name="T338"><text:s/>d</text:span><text:span text:style-name="T339">.</text:span><text:span text:style-name="T340">dept_id</text:span></text:p>
      <text:p text:style-name="P1"><text:span text:style-name="T341">)</text:span><text:span text:style-name="T342"/></text:p>
      <text:p text:style-name="P1"><text:span text:style-name="T343">AND(</text:span><text:span text:style-name="T344">e</text:span><text:span text:style-name="T345">.</text:span><text:span text:style-name="T346">salary</text:span><text:span text:style-name="T347">)</text:span><text:span text:style-name="T348"><text:s/></text:span><text:span text:style-name="T349">in</text:span><text:span text:style-name="T350"><text:s/></text:span><text:span text:style-name="T351">(</text:span><text:span text:style-name="T352"/></text:p>
      <text:p text:style-name="P1"><text:span text:style-name="T352"><text:tab/></text:span><text:span text:style-name="T353">SELECT</text:span><text:span text:style-name="T354"><text:s/></text:span><text:span text:style-name="T355">MAX</text:span><text:span text:style-name="T356">(</text:span><text:span text:style-name="T357">e</text:span><text:span text:style-name="T358">.</text:span><text:span text:style-name="T359">salary</text:span><text:span text:style-name="T360">)</text:span><text:span text:style-name="T361"/></text:p>
      <text:p text:style-name="P1"><text:span text:style-name="T361"><text:tab/></text:span><text:span text:style-name="T362">FROM</text:span><text:span text:style-name="T363"><text:s/>Department<text:s/></text:span><text:span text:style-name="T364">as</text:span><text:span text:style-name="T365"><text:s/>d </text:span></text:p>
      <text:p text:style-name="P1"><text:span text:style-name="T365"><text:tab/></text:span><text:span text:style-name="T366">INNER</text:span><text:span text:style-name="T367"><text:s/></text:span><text:span text:style-name="T368">JOIN</text:span><text:span text:style-name="T369"><text:s/>employee e</text:span></text:p>
      <text:p text:style-name="P1"><text:span text:style-name="T369"><text:tab/></text:span><text:span text:style-name="T370">ON</text:span><text:span text:style-name="T371"><text:s/>d</text:span><text:span text:style-name="T372">.</text:span><text:span text:style-name="T373">dept_id</text:span><text:span text:style-name="T374">=</text:span><text:span text:style-name="T375">e</text:span><text:span text:style-name="T376">.</text:span><text:span text:style-name="T377">dept_id</text:span></text:p>
      <text:p text:style-name="P1"><text:span text:style-name="T377"><text:tab/></text:span><text:span text:style-name="T378">GROUP</text:span><text:span text:style-name="T379"><text:s/></text:span><text:span text:style-name="T380">BY</text:span><text:span text:style-name="T381"><text:s/>d</text:span><text:span text:style-name="T382">.</text:span><text:span text:style-name="T383">dept_id</text:span></text:p>
      <text:p text:style-name="P1"><text:span text:style-name="T384">);</text:span><text:span text:style-name="T385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385"/></text:p>
      <text:p text:style-name="P3"><text:span text:style-name="T386">--2. write a SQL query to find Departments that have less than 3 people in it</text:span><text:span text:style-name="T387"/></text:p>
      <text:p text:style-name="P3"><text:span text:style-name="T388">SELECT</text:span><text:span text:style-name="T389"><text:s/>d</text:span><text:span text:style-name="T390">.</text:span><text:span text:style-name="T391">dept_name</text:span><text:span text:style-name="T392">,</text:span><text:span text:style-name="T393">COUNT</text:span><text:span text:style-name="T394">(</text:span><text:span text:style-name="T395">e</text:span><text:span text:style-name="T396">.</text:span><text:span text:style-name="T397">emp_id</text:span><text:span text:style-name="T398">)</text:span><text:span text:style-name="T399"><text:s/></text:span><text:span text:style-name="T400">from</text:span><text:span text:style-name="T401"><text:s/>department<text:s/></text:span><text:span text:style-name="T402">as</text:span><text:span text:style-name="T403"><text:s/>d</text:span></text:p>
      <text:p text:style-name="P3"><text:span text:style-name="T404">INNER</text:span><text:span text:style-name="T405"><text:s/></text:span><text:span text:style-name="T406">JOIN</text:span><text:span text:style-name="T407"><text:s/>employee<text:s/></text:span><text:span text:style-name="T408">as</text:span><text:span text:style-name="T409"><text:s/>e </text:span></text:p>
      <text:p text:style-name="P3"><text:span text:style-name="T410">ON</text:span><text:span text:style-name="T411"><text:s/>d</text:span><text:span text:style-name="T412">.</text:span><text:span text:style-name="T413">dept_id</text:span><text:span text:style-name="T414">=</text:span><text:span text:style-name="T415">e</text:span><text:span text:style-name="T416">.</text:span><text:span text:style-name="T417">dept_id</text:span></text:p>
      <text:p text:style-name="P3"><text:span text:style-name="T418">GROUP</text:span><text:span text:style-name="T419"><text:s/></text:span><text:span text:style-name="T420">BY</text:span><text:span text:style-name="T421"><text:s/>d</text:span><text:span text:style-name="T422">.</text:span><text:span text:style-name="T423">dept_name</text:span></text:p>
      <text:p text:style-name="P3"><text:span text:style-name="T424">HAVING</text:span><text:span text:style-name="T425"><text:s/></text:span><text:span text:style-name="T426">COUNT</text:span><text:span text:style-name="T427">(</text:span><text:span text:style-name="T428">e</text:span><text:span text:style-name="T429">.</text:span><text:span text:style-name="T430">emp_id</text:span><text:span text:style-name="T431">)&lt;</text:span><text:span text:style-name="T432">3</text:span><text:span text:style-name="T433">;</text:span><text:span text:style-name="T434"/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434"/></text:p>
      <text:p text:style-name="P5"><text:span text:style-name="T434"/></text:p>
      <text:p text:style-name="P5"><text:span text:style-name="T435">--3. write a SQL query to find All Department along with the number of people there</text:span><text:span text:style-name="T436"/></text:p>
      <text:p text:style-name="P5"><text:span text:style-name="T437">SELECT</text:span><text:span text:style-name="T438"><text:s/>d</text:span><text:span text:style-name="T439">.</text:span><text:span text:style-name="T440">dept_name</text:span><text:span text:style-name="T441">,</text:span><text:span text:style-name="T442">COUNT</text:span><text:span text:style-name="T443">(</text:span><text:span text:style-name="T444">e</text:span><text:span text:style-name="T445">.</text:span><text:span text:style-name="T446">emp_id</text:span><text:span text:style-name="T447">)</text:span><text:span text:style-name="T448"><text:s/></text:span><text:span text:style-name="T449">from</text:span><text:span text:style-name="T450"><text:s/>department<text:s/></text:span><text:span text:style-name="T451">as</text:span><text:span text:style-name="T452"><text:s/>d</text:span></text:p>
      <text:p text:style-name="P5"><text:span text:style-name="T453">INNER</text:span><text:span text:style-name="T454"><text:s/></text:span><text:span text:style-name="T455">JOIN</text:span><text:span text:style-name="T456"><text:s/>employee<text:s/></text:span><text:span text:style-name="T457">as</text:span><text:span text:style-name="T458"><text:s/>e </text:span></text:p>
      <text:p text:style-name="P5"><text:span text:style-name="T459">ON</text:span><text:span text:style-name="T460"><text:s/>d</text:span><text:span text:style-name="T461">.</text:span><text:span text:style-name="T462">dept_id</text:span><text:span text:style-name="T463">=</text:span><text:span text:style-name="T464">e</text:span><text:span text:style-name="T465">.</text:span><text:span text:style-name="T466">dept_id</text:span></text:p>
      <text:p text:style-name="P5"><text:span text:style-name="T467">GROUP</text:span><text:span text:style-name="T468"><text:s/></text:span><text:span text:style-name="T469">BY</text:span><text:span text:style-name="T470"><text:s/>d</text:span><text:span text:style-name="T471">.</text:span><text:span text:style-name="T472">dept_name</text:span><text:span text:style-name="T473">;</text:span><text:span text:style-name="T474"/></text:p>
      <text:p text:style-name="P6"><draw:frame text:anchor-type="as-char" svg:width="152.40mm" svg:height="85.73mm" style:rel-width="scale" style:rel-height="scale"><draw:object-ole xlink:href="OleObj3"/><draw:image xlink:href="ObjectReplacements/OleObj3"/></draw:frame><text:span text:style-name="T474"/></text:p>
      <text:p text:style-name="P7"><text:span text:style-name="T474"/></text:p>
      <text:p text:style-name="P7"><text:span text:style-name="T475">--4. write a SQL query to find All Department along with the total salary there</text:span><text:span text:style-name="T476"/></text:p>
      <text:p text:style-name="P7"><text:span text:style-name="T477">SELECT</text:span><text:span text:style-name="T478"><text:s/>d</text:span><text:span text:style-name="T479">.</text:span><text:span text:style-name="T480">dept_name</text:span><text:span text:style-name="T481">,</text:span><text:span text:style-name="T482">SUM</text:span><text:span text:style-name="T483">(</text:span><text:span text:style-name="T484">e</text:span><text:span text:style-name="T485">.</text:span><text:span text:style-name="T486">salary</text:span><text:span text:style-name="T487">)</text:span><text:span text:style-name="T488"><text:s/></text:span><text:span text:style-name="T489">from</text:span><text:span text:style-name="T490"><text:s/>department<text:s/></text:span><text:span text:style-name="T491">as</text:span><text:span text:style-name="T492"><text:s/>d</text:span></text:p>
      <text:p text:style-name="P7"><text:span text:style-name="T493">INNER</text:span><text:span text:style-name="T494"><text:s/></text:span><text:span text:style-name="T495">JOIN</text:span><text:span text:style-name="T496"><text:s/>employee<text:s/></text:span><text:span text:style-name="T497">as</text:span><text:span text:style-name="T498"><text:s/>e </text:span></text:p>
      <text:p text:style-name="P7"><text:span text:style-name="T499">ON</text:span><text:span text:style-name="T500"><text:s/>d</text:span><text:span text:style-name="T501">.</text:span><text:span text:style-name="T502">dept_id</text:span><text:span text:style-name="T503">=</text:span><text:span text:style-name="T504">e</text:span><text:span text:style-name="T505">.</text:span><text:span text:style-name="T506">dept_id</text:span></text:p>
      <text:p text:style-name="P7"><text:span text:style-name="T507">GROUP</text:span><text:span text:style-name="T508"><text:s/></text:span><text:span text:style-name="T509">BY</text:span><text:span text:style-name="T510"><text:s/>d</text:span><text:span text:style-name="T511">.</text:span><text:span text:style-name="T512">dept_name</text:span><text:span text:style-name="T513">;</text:span></text:p>
      <text:p text:style-name="P8"><draw:frame text:anchor-type="as-char" svg:width="152.40mm" svg:height="85.73mm" style:rel-width="scale" style:rel-height="scale"><draw:object-ole xlink:href="OleObj4"/><draw:image xlink:href="ObjectReplacements/OleObj4"/></draw:frame><text:span text:style-name="T514"/></text:p>
      <text:p text:style-name="P9"><text:span text:style-name="T5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